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54cm"/>
    </style:style>
    <style:style style:name="co2" style:family="table-column">
      <style:table-column-properties fo:break-before="auto" style:column-width="2.087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131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rted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 0x</text:p>
          </table:table-cell>
          <table:table-cell office:value-type="string" calcext:value-type="string">
            <text:p>Size/type</text:p>
          </table:table-cell>
          <table:table-cell office:value-type="string" calcext:value-type="string">
            <text:p>Address Dec</text:p>
          </table:table-cell>
          <table:table-cell office:value-type="string" calcext:value-type="string">
            <text:p>relative hex</text:p>
          </table:table-cell>
          <table:table-cell office:value-type="string" calcext:value-type="string">
            <text:p>relative dec</text:p>
          </table:table-cell>
          <table:table-cell/>
          <table:table-cell office:value-type="string" calcext:value-type="string">
            <text:p>Ref Addr ?</text:p>
          </table:table-cell>
          <table:table-cell office:value-type="float" office:value="558393008" calcext:value-type="float">
            <text:p>558393008</text:p>
          </table:table-cell>
        </table:table-row>
        <table:table-row table:style-name="ro1">
          <table:table-cell office:value-type="string" calcext:value-type="string">
            <text:p>this just counts up</text:p>
          </table:table-cell>
          <table:table-cell office:value-type="string" calcext:value-type="string">
            <text:p>21480F13</text:p>
          </table:table-cell>
          <table:table-cell office:value-type="float" office:value="1" calcext:value-type="float">
            <text:p>1</text:p>
          </table:table-cell>
          <table:table-cell table:formula="of:=HEX2DEC([.B2])" office:value-type="float" office:value="558370579" calcext:value-type="float">
            <text:p>558370579</text:p>
          </table:table-cell>
          <table:table-cell table:formula="of:=DEC2HEX([.F2])" office:value-type="string" office:string-value="FFFFFFA863" calcext:value-type="string">
            <text:p>FFFFFFA863</text:p>
          </table:table-cell>
          <table:table-cell table:formula="of:=[.D2] - [.$I$1]" office:value-type="float" office:value="-22429" calcext:value-type="float">
            <text:p>-22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just counts up 2</text:p>
          </table:table-cell>
          <table:table-cell office:value-type="string" calcext:value-type="string">
            <text:p>21480F3C</text:p>
          </table:table-cell>
          <table:table-cell office:value-type="float" office:value="4" calcext:value-type="float">
            <text:p>4</text:p>
          </table:table-cell>
          <table:table-cell table:formula="of:=HEX2DEC([.B3])" office:value-type="float" office:value="558370620" calcext:value-type="float">
            <text:p>558370620</text:p>
          </table:table-cell>
          <table:table-cell table:formula="of:=DEC2HEX([.F3])" office:value-type="string" office:string-value="FFFFFFA88C" calcext:value-type="string">
            <text:p>FFFFFFA88C</text:p>
          </table:table-cell>
          <table:table-cell table:formula="of:=[.D3] - [.$I$1]" office:value-type="float" office:value="-22388" calcext:value-type="float">
            <text:p>-22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 ammo</text:p>
          </table:table-cell>
          <table:table-cell office:value-type="string" calcext:value-type="string">
            <text:p>214866B0</text:p>
          </table:table-cell>
          <table:table-cell office:value-type="float" office:value="2" calcext:value-type="float">
            <text:p>2</text:p>
          </table:table-cell>
          <table:table-cell table:formula="of:=HEX2DEC([.B4])" office:value-type="float" office:value="558393008" calcext:value-type="float">
            <text:p>558393008</text:p>
          </table:table-cell>
          <table:table-cell table:formula="of:=DEC2HEX([.F4])" office:value-type="string" office:string-value="0" calcext:value-type="string">
            <text:p>0</text:p>
          </table:table-cell>
          <table:table-cell table:formula="of:=[.D4] - 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SL ammo</text:p>
          </table:table-cell>
          <table:table-cell office:value-type="string" calcext:value-type="string">
            <text:p>214866B4</text:p>
          </table:table-cell>
          <table:table-cell office:value-type="float" office:value="1" calcext:value-type="float">
            <text:p>1</text:p>
          </table:table-cell>
          <table:table-cell table:formula="of:=HEX2DEC([.B5])" office:value-type="float" office:value="558393012" calcext:value-type="float">
            <text:p>558393012</text:p>
          </table:table-cell>
          <table:table-cell table:formula="of:=DEC2HEX([.F5])" office:value-type="string" office:string-value="4" calcext:value-type="string">
            <text:p>4</text:p>
          </table:table-cell>
          <table:table-cell table:formula="of:=[.D5] - [.$I$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W AMMO (SAAM)</text:p>
          </table:table-cell>
          <table:table-cell office:value-type="string" calcext:value-type="string">
            <text:p>214866B8</text:p>
          </table:table-cell>
          <table:table-cell office:value-type="float" office:value="2" calcext:value-type="float">
            <text:p>2</text:p>
          </table:table-cell>
          <table:table-cell table:formula="of:=HEX2DEC([.B6])" office:value-type="float" office:value="558393016" calcext:value-type="float">
            <text:p>558393016</text:p>
          </table:table-cell>
          <table:table-cell table:formula="of:=DEC2HEX([.F6])" office:value-type="string" office:string-value="8" calcext:value-type="string">
            <text:p>8</text:p>
          </table:table-cell>
          <table:table-cell table:formula="of:=[.D6] - [.$I$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ast/West (W-, E+)</text:p>
          </table:table-cell>
          <table:table-cell office:value-type="float" office:value="21486860" calcext:value-type="float">
            <text:p>21486860</text:p>
          </table:table-cell>
          <table:table-cell office:value-type="string" calcext:value-type="string">
            <text:p>float</text:p>
          </table:table-cell>
          <table:table-cell table:formula="of:=HEX2DEC([.B7])" office:value-type="float" office:value="558393440" calcext:value-type="float">
            <text:p>558393440</text:p>
          </table:table-cell>
          <table:table-cell table:formula="of:=DEC2HEX([.F7])" office:value-type="string" office:string-value="1B0" calcext:value-type="string">
            <text:p>1B0</text:p>
          </table:table-cell>
          <table:table-cell table:formula="of:=[.D7] - [.$I$1]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North/South (N-, S+)</text:p>
          </table:table-cell>
          <table:table-cell office:value-type="float" office:value="21486868" calcext:value-type="float">
            <text:p>21486868</text:p>
          </table:table-cell>
          <table:table-cell office:value-type="string" calcext:value-type="string">
            <text:p>float</text:p>
          </table:table-cell>
          <table:table-cell table:formula="of:=HEX2DEC([.B8])" office:value-type="float" office:value="558393448" calcext:value-type="float">
            <text:p>558393448</text:p>
          </table:table-cell>
          <table:table-cell table:formula="of:=DEC2HEX([.F8])" office:value-type="string" office:string-value="1B8" calcext:value-type="string">
            <text:p>1B8</text:p>
          </table:table-cell>
          <table:table-cell table:formula="of:=[.D8] - [.$I$1]"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21487F38</text:p>
          </table:table-cell>
          <table:table-cell office:value-type="string" calcext:value-type="string">
            <text:p>float</text:p>
          </table:table-cell>
          <table:table-cell table:formula="of:=HEX2DEC([.B9])" office:value-type="float" office:value="558399288" calcext:value-type="float">
            <text:p>558399288</text:p>
          </table:table-cell>
          <table:table-cell table:formula="of:=DEC2HEX([.F9])" office:value-type="string" office:string-value="1888" calcext:value-type="string">
            <text:p>1888</text:p>
          </table:table-cell>
          <table:table-cell table:formula="of:=[.D9] - [.$I$1]"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l/Decel input</text:p>
          </table:table-cell>
          <table:table-cell office:value-type="string" calcext:value-type="string">
            <text:p>21487F9C</text:p>
          </table:table-cell>
          <table:table-cell office:value-type="string" calcext:value-type="string">
            <text:p>float</text:p>
          </table:table-cell>
          <table:table-cell table:formula="of:=HEX2DEC([.B10])" office:value-type="float" office:value="558399388" calcext:value-type="float">
            <text:p>558399388</text:p>
          </table:table-cell>
          <table:table-cell table:formula="of:=DEC2HEX([.F10])" office:value-type="string" office:string-value="18EC" calcext:value-type="string">
            <text:p>18EC</text:p>
          </table:table-cell>
          <table:table-cell table:formula="of:=[.D10] - [.$I$1]" office:value-type="float" office:value="6380" calcext:value-type="float">
            <text:p>6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s 1 when accel input</text:p>
          </table:table-cell>
          <table:table-cell office:value-type="string" calcext:value-type="string">
            <text:p>21487FA0</text:p>
          </table:table-cell>
          <table:table-cell office:value-type="float" office:value="1" calcext:value-type="float">
            <text:p>1</text:p>
          </table:table-cell>
          <table:table-cell table:formula="of:=HEX2DEC([.B11])" office:value-type="float" office:value="558399392" calcext:value-type="float">
            <text:p>558399392</text:p>
          </table:table-cell>
          <table:table-cell table:formula="of:=DEC2HEX([.F11])" office:value-type="string" office:string-value="18F0" calcext:value-type="string">
            <text:p>18F0</text:p>
          </table:table-cell>
          <table:table-cell table:formula="of:=[.D11] - [.$I$1]" office:value-type="float" office:value="6384" calcext:value-type="float">
            <text:p>6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1?</text:p>
          </table:table-cell>
          <table:table-cell office:value-type="float" office:value="21488058" calcext:value-type="float">
            <text:p>21488058</text:p>
          </table:table-cell>
          <table:table-cell office:value-type="float" office:value="4" calcext:value-type="float">
            <text:p>4</text:p>
          </table:table-cell>
          <table:table-cell table:formula="of:=HEX2DEC([.B12])" office:value-type="float" office:value="558399576" calcext:value-type="float">
            <text:p>558399576</text:p>
          </table:table-cell>
          <table:table-cell table:formula="of:=DEC2HEX([.F12])" office:value-type="string" office:string-value="19A8" calcext:value-type="string">
            <text:p>19A8</text:p>
          </table:table-cell>
          <table:table-cell table:formula="of:=[.D12] - [.$I$1]" office:value-type="float" office:value="6568" calcext:value-type="float">
            <text:p>6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2?</text:p>
          </table:table-cell>
          <table:table-cell office:value-type="string" calcext:value-type="string">
            <text:p>2148805C</text:p>
          </table:table-cell>
          <table:table-cell office:value-type="float" office:value="4" calcext:value-type="float">
            <text:p>4</text:p>
          </table:table-cell>
          <table:table-cell table:formula="of:=HEX2DEC([.B13])" office:value-type="float" office:value="558399580" calcext:value-type="float">
            <text:p>558399580</text:p>
          </table:table-cell>
          <table:table-cell table:formula="of:=DEC2HEX([.F13])" office:value-type="string" office:string-value="19AC" calcext:value-type="string">
            <text:p>19AC</text:p>
          </table:table-cell>
          <table:table-cell table:formula="of:=[.D13] - [.$I$1]" office:value-type="float" office:value="6572" calcext:value-type="float">
            <text:p>6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der when moves</text:p>
          </table:table-cell>
          <table:table-cell office:value-type="float" office:value="21488060" calcext:value-type="float">
            <text:p>21488060</text:p>
          </table:table-cell>
          <table:table-cell office:value-type="float" office:value="1" calcext:value-type="float">
            <text:p>1</text:p>
          </table:table-cell>
          <table:table-cell table:formula="of:=HEX2DEC([.B14])" office:value-type="float" office:value="558399584" calcext:value-type="float">
            <text:p>558399584</text:p>
          </table:table-cell>
          <table:table-cell table:formula="of:=DEC2HEX([.F14])" office:value-type="string" office:string-value="19B0" calcext:value-type="string">
            <text:p>19B0</text:p>
          </table:table-cell>
          <table:table-cell table:formula="of:=[.D14] - [.$I$1]" office:value-type="float" office:value="6576" calcext:value-type="float">
            <text:p>6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der bit (L=1, R=0)</text:p>
          </table:table-cell>
          <table:table-cell office:value-type="float" office:value="21488061" calcext:value-type="float">
            <text:p>21488061</text:p>
          </table:table-cell>
          <table:table-cell office:value-type="float" office:value="1" calcext:value-type="float">
            <text:p>1</text:p>
          </table:table-cell>
          <table:table-cell table:formula="of:=HEX2DEC([.B15])" office:value-type="float" office:value="558399585" calcext:value-type="float">
            <text:p>558399585</text:p>
          </table:table-cell>
          <table:table-cell table:formula="of:=DEC2HEX([.F15])" office:value-type="string" office:string-value="19B1" calcext:value-type="string">
            <text:p>19B1</text:p>
          </table:table-cell>
          <table:table-cell table:formula="of:=[.D15] - [.$I$1]" office:value-type="float" office:value="6577" calcext:value-type="float">
            <text:p>6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3?</text:p>
          </table:table-cell>
          <table:table-cell office:value-type="float" office:value="21488088" calcext:value-type="float">
            <text:p>21488088</text:p>
          </table:table-cell>
          <table:table-cell office:value-type="float" office:value="4" calcext:value-type="float">
            <text:p>4</text:p>
          </table:table-cell>
          <table:table-cell table:formula="of:=HEX2DEC([.B16])" office:value-type="float" office:value="558399624" calcext:value-type="float">
            <text:p>558399624</text:p>
          </table:table-cell>
          <table:table-cell table:formula="of:=DEC2HEX([.F16])" office:value-type="string" office:string-value="19D8" calcext:value-type="string">
            <text:p>19D8</text:p>
          </table:table-cell>
          <table:table-cell table:formula="of:=[.D16] - [.$I$1]" office:value-type="float" office:value="6616" calcext:value-type="float">
            <text:p>6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4?</text:p>
          </table:table-cell>
          <table:table-cell office:value-type="string" calcext:value-type="string">
            <text:p>2148808C</text:p>
          </table:table-cell>
          <table:table-cell office:value-type="float" office:value="4" calcext:value-type="float">
            <text:p>4</text:p>
          </table:table-cell>
          <table:table-cell table:formula="of:=HEX2DEC([.B17])" office:value-type="float" office:value="558399628" calcext:value-type="float">
            <text:p>558399628</text:p>
          </table:table-cell>
          <table:table-cell table:formula="of:=DEC2HEX([.F17])" office:value-type="string" office:string-value="19DC" calcext:value-type="string">
            <text:p>19DC</text:p>
          </table:table-cell>
          <table:table-cell table:formula="of:=[.D17] - [.$I$1]" office:value-type="float" office:value="6620" calcext:value-type="float">
            <text:p>6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ation Degrees HUD</text:p>
          </table:table-cell>
          <table:table-cell office:value-type="float" office:value="21488094" calcext:value-type="float">
            <text:p>21488094</text:p>
          </table:table-cell>
          <table:table-cell office:value-type="string" calcext:value-type="string">
            <text:p>float</text:p>
          </table:table-cell>
          <table:table-cell table:formula="of:=HEX2DEC([.B18])" office:value-type="float" office:value="558399636" calcext:value-type="float">
            <text:p>558399636</text:p>
          </table:table-cell>
          <table:table-cell table:formula="of:=DEC2HEX([.F18])" office:value-type="string" office:string-value="19E4" calcext:value-type="string">
            <text:p>19E4</text:p>
          </table:table-cell>
          <table:table-cell table:formula="of:=[.D18] - [.$I$1]" office:value-type="float" office:value="6628" calcext:value-type="float">
            <text:p>6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ed to roll. (Nan when level)</text:p>
          </table:table-cell>
          <table:table-cell office:value-type="string" calcext:value-type="string">
            <text:p>214880A3</text:p>
          </table:table-cell>
          <table:table-cell office:value-type="string" calcext:value-type="string">
            <text:p>float</text:p>
          </table:table-cell>
          <table:table-cell table:formula="of:=HEX2DEC([.B19])" office:value-type="float" office:value="558399651" calcext:value-type="float">
            <text:p>558399651</text:p>
          </table:table-cell>
          <table:table-cell table:formula="of:=DEC2HEX([.F19])" office:value-type="string" office:string-value="19F3" calcext:value-type="string">
            <text:p>19F3</text:p>
          </table:table-cell>
          <table:table-cell table:formula="of:=[.D19] - [.$I$1]" office:value-type="float" office:value="6643" calcext:value-type="float">
            <text:p>6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 angle 2 (upsidedown = -1) (Changing this impacts the scale of the horizon angle lines!!)</text:p>
          </table:table-cell>
          <table:table-cell office:value-type="string" calcext:value-type="string">
            <text:p>214880A4</text:p>
          </table:table-cell>
          <table:table-cell office:value-type="string" calcext:value-type="string">
            <text:p>float</text:p>
          </table:table-cell>
          <table:table-cell table:formula="of:=HEX2DEC([.B20])" office:value-type="float" office:value="558399652" calcext:value-type="float">
            <text:p>558399652</text:p>
          </table:table-cell>
          <table:table-cell table:formula="of:=DEC2HEX([.F20])" office:value-type="string" office:string-value="19F4" calcext:value-type="string">
            <text:p>19F4</text:p>
          </table:table-cell>
          <table:table-cell table:formula="of:=[.D20] - [.$I$1]" office:value-type="float" office:value="6644" calcext:value-type="float">
            <text:p>6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ast/West (W-, E+)</text:p>
          </table:table-cell>
          <table:table-cell office:value-type="float" office:value="21488100" calcext:value-type="float">
            <text:p>21488100</text:p>
          </table:table-cell>
          <table:table-cell office:value-type="string" calcext:value-type="string">
            <text:p>float</text:p>
          </table:table-cell>
          <table:table-cell table:formula="of:=HEX2DEC([.B21])" office:value-type="float" office:value="558399744" calcext:value-type="float">
            <text:p>558399744</text:p>
          </table:table-cell>
          <table:table-cell table:formula="of:=DEC2HEX([.F21])" office:value-type="string" office:string-value="1A50" calcext:value-type="string">
            <text:p>1A50</text:p>
          </table:table-cell>
          <table:table-cell table:formula="of:=[.D21] - [.$I$1]" office:value-type="float" office:value="6736" calcext:value-type="float">
            <text:p>6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t aligned to Esat/West</text:p>
          </table:table-cell>
          <table:table-cell office:value-type="float" office:value="21488104" calcext:value-type="float">
            <text:p>21488104</text:p>
          </table:table-cell>
          <table:table-cell office:value-type="string" calcext:value-type="string">
            <text:p>float</text:p>
          </table:table-cell>
          <table:table-cell table:formula="of:=HEX2DEC([.B22])" office:value-type="float" office:value="558399748" calcext:value-type="float">
            <text:p>558399748</text:p>
          </table:table-cell>
          <table:table-cell table:formula="of:=DEC2HEX([.F22])" office:value-type="string" office:string-value="1A54" calcext:value-type="string">
            <text:p>1A54</text:p>
          </table:table-cell>
          <table:table-cell table:formula="of:=[.D22] - [.$I$1]" office:value-type="float" office:value="6740" calcext:value-type="float">
            <text:p>6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ast/West (W-, E+)</text:p>
          </table:table-cell>
          <table:table-cell office:value-type="float" office:value="21488490" calcext:value-type="float">
            <text:p>21488490</text:p>
          </table:table-cell>
          <table:table-cell office:value-type="string" calcext:value-type="string">
            <text:p>float</text:p>
          </table:table-cell>
          <table:table-cell table:formula="of:=HEX2DEC([.B23])" office:value-type="float" office:value="558400656" calcext:value-type="float">
            <text:p>558400656</text:p>
          </table:table-cell>
          <table:table-cell table:formula="of:=DEC2HEX([.F23])" office:value-type="string" office:string-value="1DE0" calcext:value-type="string">
            <text:p>1DE0</text:p>
          </table:table-cell>
          <table:table-cell table:formula="of:=[.D23] - [.$I$1]" office:value-type="float" office:value="7648" calcext:value-type="float">
            <text:p>7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orth/South (N-, S+) (deviates a bit from 1) (Has authority over its 3rd instance. 3rd instance cant change it)</text:p>
          </table:table-cell>
          <table:table-cell office:value-type="float" office:value="21488498" calcext:value-type="float">
            <text:p>21488498</text:p>
          </table:table-cell>
          <table:table-cell office:value-type="string" calcext:value-type="string">
            <text:p>float</text:p>
          </table:table-cell>
          <table:table-cell table:formula="of:=HEX2DEC([.B24])" office:value-type="float" office:value="558400664" calcext:value-type="float">
            <text:p>558400664</text:p>
          </table:table-cell>
          <table:table-cell table:formula="of:=DEC2HEX([.F24])" office:value-type="string" office:string-value="1DE8" calcext:value-type="string">
            <text:p>1DE8</text:p>
          </table:table-cell>
          <table:table-cell table:formula="of:=[.D24] - [.$I$1]" office:value-type="float" office:value="7656" calcext:value-type="float">
            <text:p>7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edtoElevation</text:p>
          </table:table-cell>
          <table:table-cell office:value-type="string" calcext:value-type="string">
            <text:p>214884A0</text:p>
          </table:table-cell>
          <table:table-cell office:value-type="string" calcext:value-type="string">
            <text:p>float</text:p>
          </table:table-cell>
          <table:table-cell table:formula="of:=HEX2DEC([.B25])" office:value-type="float" office:value="558400672" calcext:value-type="float">
            <text:p>558400672</text:p>
          </table:table-cell>
          <table:table-cell table:formula="of:=DEC2HEX([.F25])" office:value-type="string" office:string-value="1DF0" calcext:value-type="string">
            <text:p>1DF0</text:p>
          </table:table-cell>
          <table:table-cell table:formula="of:=[.D25] - [.$I$1]" office:value-type="float" office:value="7664" calcext:value-type="float">
            <text:p>7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ss * 3,14</text:p>
          </table:table-cell>
          <table:table-cell office:value-type="string" calcext:value-type="string">
            <text:p>214884A4</text:p>
          </table:table-cell>
          <table:table-cell office:value-type="string" calcext:value-type="string">
            <text:p>float</text:p>
          </table:table-cell>
          <table:table-cell table:formula="of:=HEX2DEC([.B26])" office:value-type="float" office:value="558400676" calcext:value-type="float">
            <text:p>558400676</text:p>
          </table:table-cell>
          <table:table-cell table:formula="of:=DEC2HEX([.F26])" office:value-type="string" office:string-value="1DF4" calcext:value-type="string">
            <text:p>1DF4</text:p>
          </table:table-cell>
          <table:table-cell table:formula="of:=[.D26] - [.$I$1]" office:value-type="float" office:value="7668" calcext:value-type="float">
            <text:p>7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edtotimerEnd???</text:p>
          </table:table-cell>
          <table:table-cell office:value-type="string" calcext:value-type="string">
            <text:p>214884A8</text:p>
          </table:table-cell>
          <table:table-cell office:value-type="string" calcext:value-type="string">
            <text:p>float</text:p>
          </table:table-cell>
          <table:table-cell table:formula="of:=HEX2DEC([.B27])" office:value-type="float" office:value="558400680" calcext:value-type="float">
            <text:p>558400680</text:p>
          </table:table-cell>
          <table:table-cell table:formula="of:=DEC2HEX([.F27])" office:value-type="string" office:string-value="1DF8" calcext:value-type="string">
            <text:p>1DF8</text:p>
          </table:table-cell>
          <table:table-cell table:formula="of:=[.D27] - [.$I$1]" office:value-type="float" office:value="7672" calcext:value-type="float">
            <text:p>7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North/South (N-, S+) (equal to 2)</text:p>
          </table:table-cell>
          <table:table-cell office:value-type="string" calcext:value-type="string">
            <text:p>214884C8</text:p>
          </table:table-cell>
          <table:table-cell office:value-type="string" calcext:value-type="string">
            <text:p>float</text:p>
          </table:table-cell>
          <table:table-cell table:formula="of:=HEX2DEC([.B28])" office:value-type="float" office:value="558400712" calcext:value-type="float">
            <text:p>558400712</text:p>
          </table:table-cell>
          <table:table-cell table:formula="of:=DEC2HEX([.F28])" office:value-type="string" office:string-value="1E18" calcext:value-type="string">
            <text:p>1E18</text:p>
          </table:table-cell>
          <table:table-cell table:formula="of:=[.D28] - [.$I$1]" office:value-type="float" office:value="7704" calcext:value-type="float">
            <text:p>7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relatedtoElevation</text:p>
          </table:table-cell>
          <table:table-cell office:value-type="string" calcext:value-type="string">
            <text:p>214884D0</text:p>
          </table:table-cell>
          <table:table-cell office:value-type="string" calcext:value-type="string">
            <text:p>float</text:p>
          </table:table-cell>
          <table:table-cell table:formula="of:=HEX2DEC([.B29])" office:value-type="float" office:value="558400720" calcext:value-type="float">
            <text:p>558400720</text:p>
          </table:table-cell>
          <table:table-cell table:formula="of:=DEC2HEX([.F29])" office:value-type="string" office:string-value="1E20" calcext:value-type="string">
            <text:p>1E20</text:p>
          </table:table-cell>
          <table:table-cell table:formula="of:=[.D29] - [.$I$1]" office:value-type="float" office:value="7712" calcext:value-type="float">
            <text:p>7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Compass * 3,14</text:p>
          </table:table-cell>
          <table:table-cell office:value-type="string" calcext:value-type="string">
            <text:p>214884D4</text:p>
          </table:table-cell>
          <table:table-cell office:value-type="string" calcext:value-type="string">
            <text:p>float</text:p>
          </table:table-cell>
          <table:table-cell table:formula="of:=HEX2DEC([.B30])" office:value-type="float" office:value="558400724" calcext:value-type="float">
            <text:p>558400724</text:p>
          </table:table-cell>
          <table:table-cell table:formula="of:=DEC2HEX([.F30])" office:value-type="string" office:string-value="1E24" calcext:value-type="string">
            <text:p>1E24</text:p>
          </table:table-cell>
          <table:table-cell table:formula="of:=[.D30] - [.$I$1]" office:value-type="float" office:value="7716" calcext:value-type="float">
            <text:p>77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3T16:39:30.365000000</dc:date>
    <meta:editing-duration>PT3M54S</meta:editing-duration>
    <meta:editing-cycles>2</meta:editing-cycles>
    <meta:generator>LibreOffice/7.3.3.2$Windows_X86_64 LibreOffice_project/d1d0ea68f081ee2800a922cac8f79445e4603348</meta:generator>
    <meta:document-statistic meta:table-count="1" meta:cell-count="182" meta:object-count="0"/>
  </office:meta>
</office:document-meta>
</file>